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07e2e" officeooo:paragraph-rsid="00107e2e"/>
    </style:style>
    <style:style style:name="P2" style:family="paragraph" style:parent-style-name="Standard">
      <style:text-properties officeooo:rsid="0011eee8" officeooo:paragraph-rsid="0011eee8"/>
    </style:style>
    <style:style style:name="T1" style:family="text">
      <style:text-properties style:text-position="sub 58%"/>
    </style:style>
    <style:style style:name="T2" style:family="text">
      <style:text-properties officeooo:rsid="001294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If we initial R<text:span text:style-name="T1">0</text:span> with random numbers and keep SUM(R<text:span text:style-name="T1">0</text:span>) = 1, will the ranking be different? Try to explain it.</text:p>
      <text:p text:style-name="P1"/>
      <text:p text:style-name="P2">A: <text:span text:style-name="T2">By experiment, I initialize random vectors 100 times and calculate the ranking, the ranking are all the same. The reason is that no matter what the initial vector is, the Markov chain will converge to the same vector in the steady state. Therefore, as long as the iteration is sufficiently large, the ranking will be identic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3:39:22.897795709</meta:creation-date>
    <dc:date>2019-11-25T13:52:52.485873892</dc:date>
    <meta:editing-duration>PT13M32S</meta:editing-duration>
    <meta:editing-cycles>5</meta:editing-cycles>
    <meta:generator>LibreOffice/6.0.6.2$Linux_X86_64 LibreOffice_project/00m0$Build-2</meta:generator>
    <meta:document-statistic meta:table-count="0" meta:image-count="0" meta:object-count="0" meta:page-count="1" meta:paragraph-count="2" meta:word-count="79" meta:character-count="441" meta:non-whitespace-character-count="364"/>
  </office:meta>
</office:document-meta>
</file>